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200%"/>
      <style:text-properties style:font-name="Consolas" officeooo:rsid="0017bfe8" officeooo:paragraph-rsid="0019a497"/>
    </style:style>
    <style:style style:name="P2" style:family="paragraph" style:parent-style-name="Standard" style:list-style-name="L1">
      <style:paragraph-properties fo:line-height="200%"/>
      <style:text-properties style:font-name="Consolas" officeooo:rsid="0017bfe8" officeooo:paragraph-rsid="0017bfe8"/>
    </style:style>
    <style:style style:name="P3" style:family="paragraph" style:parent-style-name="Standard" style:list-style-name="L1">
      <style:paragraph-properties fo:line-height="200%"/>
      <style:text-properties style:font-name="Consolas" officeooo:rsid="0019a497" officeooo:paragraph-rsid="0019a497"/>
    </style:style>
    <style:style style:name="P4" style:family="paragraph" style:parent-style-name="Standard" style:list-style-name="L1">
      <style:paragraph-properties fo:line-height="200%"/>
      <style:text-properties style:font-name="Consolas" style:text-underline-style="none" officeooo:rsid="0019a497" officeooo:paragraph-rsid="0019a497"/>
    </style:style>
    <style:style style:name="P5" style:family="paragraph" style:parent-style-name="Standard" style:list-style-name="L1">
      <style:paragraph-properties fo:line-height="200%"/>
      <style:text-properties style:font-name="Consolas" officeooo:rsid="001a442c" officeooo:paragraph-rsid="001a442c"/>
    </style:style>
    <style:style style:name="P6" style:family="paragraph" style:parent-style-name="Standard" style:list-style-name="L1">
      <style:paragraph-properties fo:line-height="200%"/>
      <style:text-properties style:font-name="Consolas" officeooo:rsid="001bf545" officeooo:paragraph-rsid="001bf545"/>
    </style:style>
    <style:style style:name="P7" style:family="paragraph" style:parent-style-name="Standard" style:list-style-name="L1">
      <style:paragraph-properties fo:line-height="200%"/>
      <style:text-properties style:font-name="Consolas" officeooo:rsid="001dab4c" officeooo:paragraph-rsid="001dab4c"/>
    </style:style>
    <style:style style:name="P8" style:family="paragraph" style:parent-style-name="Standard" style:list-style-name="L1">
      <style:paragraph-properties fo:line-height="200%"/>
      <style:text-properties style:font-name="Consolas" officeooo:rsid="001ed9e5" officeooo:paragraph-rsid="001fc43f"/>
    </style:style>
    <style:style style:name="P9" style:family="paragraph" style:parent-style-name="Standard" style:list-style-name="L1">
      <style:paragraph-properties fo:line-height="200%"/>
      <style:text-properties style:font-name="Consolas" officeooo:rsid="0021998a" officeooo:paragraph-rsid="0021998a"/>
    </style:style>
    <style:style style:name="T1" style:family="text">
      <style:text-properties officeooo:rsid="00180cb5"/>
    </style:style>
    <style:style style:name="T2" style:family="text">
      <style:text-properties officeooo:rsid="001b296c"/>
    </style:style>
    <style:style style:name="T3" style:family="text">
      <style:text-properties officeooo:rsid="001dab4c"/>
    </style:style>
    <style:style style:name="T4" style:family="text">
      <style:text-properties officeooo:rsid="002130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Fechas</text:p>
          <text:list>
            <text:list-item>
              <text:p text:style-name="P1">26 de octubre</text:p>
              <text:list>
                <text:list-item>
                  <text:p text:style-name="P1">Crear prototipo</text:p>
                </text:list-item>
                <text:list-item>
                  <text:p text:style-name="P1">Crear proyecto, con parte fronted y backend</text:p>
                </text:list-item>
              </text:list>
            </text:list-item>
            <text:list-item>
              <text:p text:style-name="P1">16 de noviembre</text:p>
              <text:list>
                <text:list-item>
                  <text:p text:style-name="P1">Frontend y Backend conectados, principales funcionalidades realizadas</text:p>
                </text:list-item>
              </text:list>
            </text:list-item>
            <text:list-item>
              <text:p text:style-name="P1">30 de noviembre</text:p>
              <text:list>
                <text:list-item>
                  <text:p text:style-name="P1">Prueba funcional completa</text:p>
                </text:list-item>
                <text:list-item>
                  <text:p text:style-name="P1">Empezar a desarrollar la memoria</text:p>
                </text:list-item>
              </text:list>
            </text:list-item>
            <text:list-item>
              <text:p text:style-name="P1">1<text:span text:style-name="T1">1</text:span> y 1<text:span text:style-name="T1">2</text:span> de diciembre</text:p>
              <text:list>
                <text:list-item>
                  <text:p text:style-name="P1">Defensa del proyecto</text:p>
                </text:list-item>
              </text:list>
            </text:list-item>
          </text:list>
        </text:list-item>
        <text:list-item>
          <text:p text:style-name="P2">Detectamos que falta</text:p>
          <text:list>
            <text:list-item>
              <text:p text:style-name="P2">Definir el BACKEND: elegir entre base de datos y API CRUD (REST o no) o tirar inicialmente con JSON SERVER (no parece viable para producción)</text:p>
            </text:list-item>
            <text:list-item>
              <text:p text:style-name="P2">Preparar el prototipo con FIGMA o en papel (mapa de pantallas, transiciones y datos a mantener)</text:p>
            </text:list-item>
          </text:list>
        </text:list-item>
        <text:list-item>
          <text:p text:style-name="P3">Cambios</text:p>
          <text:list>
            <text:list-item>
              <text:p text:style-name="P4">Estaba trabajando en la página principal pero he decidido separarlos en dos componentes y luego importarlos</text:p>
            </text:list-item>
            <text:list-item>
              <text:p text:style-name="P5">Conectar las tareas con una base de datos, <text:span text:style-name="T2">empezaré con JSON SERVER</text:span></text:p>
              <text:list>
                <text:list-item>
                  <text:p text:style-name="P6">npm install -g json-server</text:p>
                </text:list-item>
                <text:list-item>
                  <text:p text:style-name="P6">Crear un archivo que contendrá los datos simulados <text:span text:style-name="T3">(db.json)</text:span></text:p>
                </text:list-item>
                <text:list-item>
                  <text:p text:style-name="P6">npm install axios</text:p>
                </text:list-item>
                <text:list-item>
                  <text:p text:style-name="P6"><text:soft-page-break/>json-server –-watch db.json</text:p>
                </text:list-item>
              </text:list>
            </text:list-item>
            <text:list-item>
              <text:p text:style-name="P7">La función cargar tareas de la base de datos funciona</text:p>
            </text:list-item>
            <text:list-item>
              <text:p text:style-name="P8">CORREGIR <text:span text:style-name="T4">al pulsar eliminar sale un error de dialog<text:tab/></text:span></text:p>
            </text:list-item>
            <text:list-item>
              <text:p text:style-name="P7">En quasar.config.js añadimos los plugins como DIALOG y NOTIFY</text:p>
            </text:list-item>
            <text:list-item>
              <text:p text:style-name="P9">Para levantar el proyecto</text:p>
              <text:list>
                <text:list-item>
                  <text:p text:style-name="P9">quasar dev</text:p>
                </text:list-item>
                <text:list-item>
                  <text:p text:style-name="P9">json-server –-watch db.js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0:01:13.232000000</meta:creation-date>
    <dc:date>2023-10-24T20:47:17.182000000</dc:date>
    <meta:editing-duration>PT2H38M29S</meta:editing-duration>
    <meta:editing-cycles>1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7" meta:word-count="198" meta:character-count="1095" meta:non-whitespace-character-count="950"/>
  </office:meta>
</office:document-meta>
</file>